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思源黑體" svg:font-family="思源黑體" style:font-family-generic="system" style:font-pitch="variable"/>
  </office:font-face-decls>
  <office:automatic-styles>
    <style:style style:name="co1" style:family="table-column">
      <style:table-column-properties fo:break-before="auto" style:column-width="1.916cm"/>
    </style:style>
    <style:style style:name="co2" style:family="table-column">
      <style:table-column-properties fo:break-before="auto" style:column-width="1.374cm"/>
    </style:style>
    <style:style style:name="co3" style:family="table-column">
      <style:table-column-properties fo:break-before="auto" style:column-width="1.626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452cm"/>
    </style:style>
    <style:style style:name="co7" style:family="table-column">
      <style:table-column-properties fo:break-before="auto" style:column-width="3.119cm"/>
    </style:style>
    <style:style style:name="co8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2">
      <style:table-cell-properties fo:wrap-option="wrap"/>
    </style:style>
    <style:style style:name="ce2" style:family="table-cell" style:parent-style-name="Default">
      <style:table-cell-properties fo:wrap-option="wrap"/>
    </style:style>
    <style:style style:name="gr1" style:family="graphic">
      <style:graphic-properties draw:marker-start="線條箭頭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_ep5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9" table:default-cell-style-name="Default"/>
        <table:table-row table:style-name="ro1">
          <table:table-cell table:style-name="Accent_20_2" office:value-type="string" calcext:value-type="string">
            <office:annotation draw:style-name="gr1" draw:text-style-name="P2" svg:width="2.899cm" svg:height="1.799cm" svg:x="2.515cm" svg:y="0cm" draw:caption-point-x="-0.61cm" draw:caption-point-y="0.01cm">
              <dc:date>2021-11-09T00:00:00</dc:date>
              <text:p text:style-name="P1"><text:span text:style-name="T1">樣品名稱</text:span></text:p>
            </office:annotation>
            <text:p>sample</text:p>
          </table:table-cell>
          <table:table-cell table:style-name="Accent_20_2" office:value-type="string" calcext:value-type="string">
            <office:annotation draw:style-name="gr1" draw:text-style-name="P2" svg:width="2.899cm" svg:height="1.799cm" svg:x="3.889cm" svg:y="0cm" draw:caption-point-x="-0.61cm" draw:caption-point-y="0.01cm">
              <dc:date>2021-11-09T00:00:00</dc:date>
              <text:p text:style-name="P1">測試變數1</text:p>
            </office:annotation>
            <text:p>factor1</text:p>
          </table:table-cell>
          <table:table-cell table:style-name="Accent_20_2" office:value-type="string" calcext:value-type="string">
            <office:annotation draw:style-name="gr1" draw:text-style-name="P2" svg:width="2.899cm" svg:height="1.799cm" svg:x="5.263cm" svg:y="0cm" draw:caption-point-x="-0.61cm" draw:caption-point-y="0.01cm">
              <dc:date>2021-11-09T00:00:00</dc:date>
              <text:p text:style-name="P1"><text:span text:style-name="T1">測試變數</text:span><text:span text:style-name="T1">2</text:span></text:p>
            </office:annotation>
            <text:p>factor2</text:p>
          </table:table-cell>
          <table:table-cell table:style-name="Accent_20_2" office:value-type="string" calcext:value-type="string">
            <office:annotation draw:style-name="gr1" draw:text-style-name="P2" svg:width="2.899cm" svg:height="1.799cm" svg:x="6.89cm" svg:y="0cm" draw:caption-point-x="-0.61cm" draw:caption-point-y="0.01cm">
              <dc:date>2021-11-09T00:00:00</dc:date>
              <text:p text:style-name="P1">測量值是第幾個replicate</text:p>
            </office:annotation>
            <text:p>replicate</text:p>
          </table:table-cell>
          <table:table-cell table:style-name="Accent_20_2" office:value-type="string" calcext:value-type="string">
            <office:annotation draw:style-name="gr1" draw:text-style-name="P2" svg:width="2.899cm" svg:height="1.799cm" svg:x="7.768cm" svg:y="0cm" draw:caption-point-x="-0.61cm" draw:caption-point-y="0.01cm">
              <dc:date>2021-11-09T00:00:00</dc:date>
              <text:p text:style-name="P1">測量值</text:p>
            </office:annotation>
            <text:p>y</text:p>
          </table:table-cell>
          <table:table-cell table:style-name="Accent_20_2"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1" calcext:value-type="float">
            <text:p>2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8" calcext:value-type="float">
            <text:p>2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38" calcext:value-type="float">
            <text:p>2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7" calcext:value-type="float">
            <text:p>2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7" calcext:value-type="float">
            <text:p>2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E2]*2" office:value-type="float" office:value="484" calcext:value-type="float">
            <text:p>4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]*2" office:value-type="float" office:value="492" calcext:value-type="float">
            <text:p>49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4]*2" office:value-type="float" office:value="486" calcext:value-type="float">
            <text:p>4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5]*2" office:value-type="float" office:value="484" calcext:value-type="float">
            <text:p>4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6]*2" office:value-type="float" office:value="494" calcext:value-type="float">
            <text:p>4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7]*2" office:value-type="float" office:value="478" calcext:value-type="float">
            <text:p>4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8]*2" office:value-type="float" office:value="498" calcext:value-type="float">
            <text:p>4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9]*2" office:value-type="float" office:value="482" calcext:value-type="float">
            <text:p>4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0]*2" office:value-type="float" office:value="492" calcext:value-type="float">
            <text:p>49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1]*2" office:value-type="float" office:value="484" calcext:value-type="float">
            <text:p>4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2]*2" office:value-type="float" office:value="488" calcext:value-type="float">
            <text:p>4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3]*2" office:value-type="float" office:value="490" calcext:value-type="float">
            <text:p>4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4]*2" office:value-type="float" office:value="482" calcext:value-type="float">
            <text:p>4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5]*2" office:value-type="float" office:value="492" calcext:value-type="float">
            <text:p>49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6]*2" office:value-type="float" office:value="490" calcext:value-type="float">
            <text:p>4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7]*2" office:value-type="float" office:value="490" calcext:value-type="float">
            <text:p>4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8]*2" office:value-type="float" office:value="486" calcext:value-type="float">
            <text:p>4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9]*2" office:value-type="float" office:value="478" calcext:value-type="float">
            <text:p>4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20]*2" office:value-type="float" office:value="488" calcext:value-type="float">
            <text:p>4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1]*2" office:value-type="float" office:value="492" calcext:value-type="float">
            <text:p>49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22]*2" office:value-type="float" office:value="504" calcext:value-type="float">
            <text:p>5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3]*2" office:value-type="float" office:value="502" calcext:value-type="float">
            <text:p>5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24]*2" office:value-type="float" office:value="498" calcext:value-type="float">
            <text:p>4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5]*2" office:value-type="float" office:value="496" calcext:value-type="float">
            <text:p>4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26]*2" office:value-type="float" office:value="484" calcext:value-type="float">
            <text:p>4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7]*2" office:value-type="float" office:value="480" calcext:value-type="float">
            <text:p>4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28]*2" office:value-type="float" office:value="492" calcext:value-type="float">
            <text:p>49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9]*2" office:value-type="float" office:value="498" calcext:value-type="float">
            <text:p>4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30]*2" office:value-type="float" office:value="494" calcext:value-type="float">
            <text:p>4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1]*2" office:value-type="float" office:value="496" calcext:value-type="float">
            <text:p>4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32]*2" office:value-type="float" office:value="480" calcext:value-type="float">
            <text:p>4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3]*2" office:value-type="float" office:value="476" calcext:value-type="float">
            <text:p>4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34]*2" office:value-type="float" office:value="482" calcext:value-type="float">
            <text:p>4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5]*2" office:value-type="float" office:value="488" calcext:value-type="float">
            <text:p>4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36]*2" office:value-type="float" office:value="488" calcext:value-type="float">
            <text:p>4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7]*2" office:value-type="float" office:value="488" calcext:value-type="float">
            <text:p>4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38]*2" office:value-type="float" office:value="482" calcext:value-type="float">
            <text:p>4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9]*2" office:value-type="float" office:value="478" calcext:value-type="float">
            <text:p>4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40]*2" office:value-type="float" office:value="494" calcext:value-type="float">
            <text:p>4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41]*2" office:value-type="float" office:value="480" calcext:value-type="float">
            <text:p>4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42]*2" office:value-type="float" office:value="490" calcext:value-type="float">
            <text:p>4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43]*2" office:value-type="float" office:value="492" calcext:value-type="float">
            <text:p>49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44]*2" office:value-type="float" office:value="476" calcext:value-type="float">
            <text:p>4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E45]*2" office:value-type="float" office:value="476" calcext:value-type="float">
            <text:p>4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46]*2" office:value-type="float" office:value="482" calcext:value-type="float">
            <text:p>4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47]*2" office:value-type="float" office:value="480" calcext:value-type="float">
            <text:p>4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48]*2" office:value-type="float" office:value="500" calcext:value-type="float">
            <text:p>5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49]*2" office:value-type="float" office:value="490" calcext:value-type="float">
            <text:p>4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50]*2" office:value-type="float" office:value="486" calcext:value-type="float">
            <text:p>4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51]*2" office:value-type="float" office:value="480" calcext:value-type="float">
            <text:p>4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52]*2" office:value-type="float" office:value="502" calcext:value-type="float">
            <text:p>5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53]*2" office:value-type="float" office:value="494" calcext:value-type="float">
            <text:p>4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54]*2" office:value-type="float" office:value="490" calcext:value-type="float">
            <text:p>4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55]*2" office:value-type="float" office:value="494" calcext:value-type="float">
            <text:p>4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56]*2" office:value-type="float" office:value="486" calcext:value-type="float">
            <text:p>4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57]*2" office:value-type="float" office:value="490" calcext:value-type="float">
            <text:p>4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58]*2" office:value-type="float" office:value="488" calcext:value-type="float">
            <text:p>4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59]*2" office:value-type="float" office:value="490" calcext:value-type="float">
            <text:p>4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60]*2" office:value-type="float" office:value="494" calcext:value-type="float">
            <text:p>4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61]*2" office:value-type="float" office:value="478" calcext:value-type="float">
            <text:p>4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62]*2" office:value-type="float" office:value="494" calcext:value-type="float">
            <text:p>4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63]*2" office:value-type="float" office:value="482" calcext:value-type="float">
            <text:p>4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64]*2" office:value-type="float" office:value="502" calcext:value-type="float">
            <text:p>5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65]*2" office:value-type="float" office:value="492" calcext:value-type="float">
            <text:p>49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66]*2" office:value-type="float" office:value="502" calcext:value-type="float">
            <text:p>5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67]*2" office:value-type="float" office:value="490" calcext:value-type="float">
            <text:p>4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68]*2" office:value-type="float" office:value="496" calcext:value-type="float">
            <text:p>4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69]*2" office:value-type="float" office:value="480" calcext:value-type="float">
            <text:p>4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70]*2" office:value-type="float" office:value="490" calcext:value-type="float">
            <text:p>4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71]*2" office:value-type="float" office:value="492" calcext:value-type="float">
            <text:p>49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72]*2" office:value-type="float" office:value="478" calcext:value-type="float">
            <text:p>4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73]*2" office:value-type="float" office:value="484" calcext:value-type="float">
            <text:p>4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74]*2" office:value-type="float" office:value="490" calcext:value-type="float">
            <text:p>4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75]*2" office:value-type="float" office:value="496" calcext:value-type="float">
            <text:p>4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76]*2" office:value-type="float" office:value="474" calcext:value-type="float">
            <text:p>4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77]*2" office:value-type="float" office:value="484" calcext:value-type="float">
            <text:p>4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78]*2" office:value-type="float" office:value="494" calcext:value-type="float">
            <text:p>4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79]*2" office:value-type="float" office:value="490" calcext:value-type="float">
            <text:p>4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80]*2" office:value-type="float" office:value="490" calcext:value-type="float">
            <text:p>4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mple 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81]*2" office:value-type="float" office:value="484" calcext:value-type="float">
            <text:p>484</text:p>
          </table:table-cell>
          <table:table-cell table:number-columns-repeated="59"/>
        </table:table-row>
      </table:table>
      <table:table table:name="setting_ep5" table:style-name="ta1">
        <office:forms form:automatic-focus="false" form:apply-design-mode="false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.899cm" svg:height="1.799cm" svg:x="4.051cm" svg:y="0cm" draw:caption-point-x="-0.61cm" draw:caption-point-y="0.01cm">
              <dc:date>2021-11-09T00:00:00</dc:date>
              <text:p text:style-name="P1">允收基準, %CV</text:p>
              <text:p text:style-name="P1"/>
            </office:annotation>
            <text:p>acceptance_criteria</text:p>
          </table:table-cell>
          <table:table-cell table:style-name="ce1" office:value-type="string" calcext:value-type="string">
            <office:annotation draw:style-name="gr1" draw:text-style-name="P2" svg:width="2.899cm" svg:height="2.015cm" svg:x="7.17cm" svg:y="0cm" draw:caption-point-x="-0.61cm" draw:caption-point-y="0.01cm">
              <dc:date>2021-11-09T00:00:00</dc:date>
              <text:p text:style-name="P1">測試變數名稱, 依序為factor 1, 2, 3…</text:p>
              <text:p text:style-name="P1"/>
            </office:annotation>
            <text:p>name_of_factors</text:p>
          </table:table-cell>
          <table:table-cell table:style-name="Accent_20_2" office:value-type="string" calcext:value-type="string">
            <office:annotation draw:style-name="gr1" draw:text-style-name="P2" svg:width="2.899cm" svg:height="1.799cm" svg:x="9.62cm" svg:y="0cm" draw:caption-point-x="-0.61cm" draw:caption-point-y="0.01cm">
              <dc:date>2021-11-09T00:00:00</dc:date>
              <text:p text:style-name="P1">器材測量值單位</text:p>
            </office:annotation>
            <text:p>unit_of_device</text:p>
          </table:table-cell>
          <table:table-cell table:style-name="Accent_20_2"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μg/m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1019"/>
        </table:table-row>
        <table:table-row table:style-name="ro1" table:number-rows-repeated="6">
          <table:table-cell table:number-columns-repeated="1021"/>
        </table:table-row>
        <table:table-row table:style-name="ro1" table:number-rows-repeated="5">
          <table:table-cell table:style-name="Default"/>
          <table:table-cell table:number-columns-repeated="1020"/>
        </table:table-row>
        <table:table-row table:style-name="ro1" table:number-rows-repeated="1048561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思源黑體" svg:font-family="思源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TC" style:font-size-asian="10pt" style:language-asian="zh" style:country-asian="TW" style:font-name-complex="Noto Sans CJK T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線條箭頭_20_1" draw:display-name="線條箭頭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00/00/00</text:date>, <text:time style:data-style-name="N2" text:time-value="20:10:36.141960374">00:00:00</text:time></text:p>
        </style:region-right>
      </style:header>
      <style:header-left style:display="false"/>
      <style:header-first style:display="false"/>
      <style:footer style:display="false"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1.2$Linux_X86_64 LibreOffice_project/20$Build-2</meta:generator>
    <dc:date>2021-11-09T20:12:18.186057900</dc:date>
    <meta:editing-duration>PT17M27S</meta:editing-duration>
    <meta:editing-cycles>13</meta:editing-cycles>
    <meta:document-statistic meta:table-count="2" meta:cell-count="812" meta:object-count="0"/>
  </office:meta>
</office:document-meta>
</file>